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η</mo>
              <mo stretchy="false">=</mo>
              <mrow>
                <mo stretchy="false">±</mo>
                <mi/>
              </mrow>
            </mrow>
            <mtext> ; </mtext>
            <mi/>
            <mrow>
              <mo stretchy="false">σ</mo>
              <mo stretchy="false">=</mo>
              <mo stretchy="false">↑</mo>
            </mrow>
            <mi>,</mi>
            <mo stretchy="false">↓</mo>
            <mtext>:</mtext>
          </mrow>
        </mtd>
      </mtr>
      <mtr>
        <mtd>
          <mrow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row>
              <mfenced open="∣" close="〉">
                <mrow>
                  <mo stretchy="false">η</mo>
                  <mi>,</mi>
                  <mo stretchy="false">σ</mo>
                </mrow>
              </mfenced>
              <mo stretchy="false">=</mo>
              <mo stretchy="false">η</mo>
            </mrow>
            <msub>
              <mi>E</mi>
              <mi>p</mi>
            </msub>
            <mfenced open="∣" close="〉">
              <mrow>
                <mo stretchy="false">η</mo>
                <mi>,</mi>
                <mo stretchy="false">σ</mo>
              </mrow>
            </mfenced>
            <mi>,</mi>
          </mrow>
        </mtd>
      </mtr>
      <mtr>
        <mtd>
          <mrow>
            <msub>
              <mrow>
                <mover accent="true">
                  <mi>S</mi>
                  <mo stretchy="false">̂</mo>
                </mover>
              </mrow>
              <mi>p</mi>
            </msub>
            <mrow>
              <mfenced open="∣" close="〉">
                <mrow>
                  <mo stretchy="false">η</mo>
                  <mi>,</mi>
                  <mo stretchy="false">σ</mo>
                </mrow>
              </mfenced>
              <mo stretchy="false">=</mo>
              <mo stretchy="false">ℏ</mo>
            </mrow>
            <msub>
              <mi>m</mi>
              <mo stretchy="false">σ</mo>
            </msub>
            <mfenced open="∣" close="〉">
              <mrow>
                <mo stretchy="false">η</mo>
                <mi>,</mi>
                <mo stretchy="false">σ</mo>
              </mrow>
            </mfenced>
          </mrow>
        </mtd>
      </mtr>
    </mtable>
    <annotation encoding="StarMath 5.0">alignl %ieta = +-`
`" ; "~
%isigma = uparrow , downarrow ":" newline

H _"D" ^{(0)}
left lline
 %ieta , %isigma
right rangle 
= 
%ieta E _p
left lline
 %ieta , %isigma
right rangle 
,

newline

{hat S} _p 
left lline
 %ieta , %isigma
right rangle 
= 
hbar m _%isigma
left lline
 %ieta , %isigma
right rangl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12:42.041000000</meta:creation-date>
    <meta:generator>LibreOffice/4.1.4.2$Windows_x86 LibreOffice_project/0a0440ccc0227ad9829de5f46be37cfb6edcf72</meta:generator>
  </office:meta>
</office:document-meta>
</file>